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23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string">
            <text:p>Beam (=steel bar)</text:p>
          </table:table-cell>
          <table:table-cell office:value-type="string">
            <text:p>balk</text:p>
          </table:table-cell>
          <table:table-cell table:number-columns-repeated="10"/>
        </table:table-row>
        <table:table-row table:style-name="ro3">
          <table:table-cell table:style-name="ce2"/>
          <table:table-cell table:style-name="ce8" office:value-type="string">
            <text:p>Boulder</text:p>
          </table:table-cell>
          <table:table-cell office:value-type="string">
            <text:p>ste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ke+Mentos bottle</text:p>
          </table:table-cell>
          <table:table-cell office:value-type="string">
            <text:p>Coke-Mentos fl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Hammer</text:p>
          </table:table-cell>
          <table:table-cell office:value-type="string">
            <text:p>ham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Jumping Jack</text:p>
          </table:table-cell>
          <table:table-cell office:value-type="string">
            <text:p>trekpop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mp</text:p>
          </table:table-cell>
          <table:table-cell office:value-type="string">
            <text:p>hell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tyrofoam</text:p>
          </table:table-cell>
          <table:table-cell office:value-type="string">
            <text:p>piepschui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Wood bar</text:p>
          </table:table-cell>
          <table:table-cell office:value-type="string">
            <text:p>houten bal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7:Sheet1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05/12/2010</text:date>, <text:time>15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05-12T15:43:06</dc:date>
    <meta:editing-duration>PT01H47M35S</meta:editing-duration>
    <meta:editing-cycles>31</meta:editing-cycles>
    <meta:generator>OpenOffice.org/3.1$Unix OpenOffice.org_project/310m21$Build-9319</meta:generator>
    <meta:document-statistic meta:table-count="3" meta:cell-count="91" meta:object-count="0"/>
  </office:meta>
</office:document-meta>
</file>